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20000006652B167ADBDA14459.png" manifest:media-type="image/png"/>
  <manifest:file-entry manifest:full-path="Pictures/100000010000021D0000006A5AE68208829E6413.png" manifest:media-type="image/png"/>
  <manifest:file-entry manifest:full-path="Pictures/100000010000021F000000634F42A1D8F67BAEB2.png" manifest:media-type="image/png"/>
  <manifest:file-entry manifest:full-path="Pictures/10000001000002150000005CFC61EB370AEA2B76.png" manifest:media-type="image/png"/>
  <manifest:file-entry manifest:full-path="Pictures/100000010000021B0000005FB750FEC854364268.png" manifest:media-type="image/png"/>
  <manifest:file-entry manifest:full-path="Pictures/100000010000021E00000061ECA9382D48E3200D.png" manifest:media-type="image/png"/>
  <manifest:file-entry manifest:full-path="Pictures/10000001000002150000005CFAE15D0C0D8CD0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2e5" officeooo:paragraph-rsid="00008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ation de ELIMINATION_Version1.c pour toutes,les grilles :</text:p>
      <text:p text:style-name="P1"/>
      <text:p text:style-name="P1"><draw:frame draw:style-name="fr2" draw:name="Image1" text:anchor-type="char" svg:width="15.295cm" svg:height="2.699cm" draw:z-index="0"><draw:image xlink:href="Pictures/10000001000002420000006652B167ADBDA14459.png" xlink:type="simple" xlink:show="embed" xlink:actuate="onLoad" draw:mime-type="image/png"/></draw:frame><draw:frame draw:style-name="fr1" draw:name="Image2" text:anchor-type="char" svg:x="0.854cm" svg:y="2.697cm" svg:width="14.316cm" svg:height="2.805cm" draw:z-index="1"><draw:image xlink:href="Pictures/100000010000021D0000006A5AE68208829E6413.png" xlink:type="simple" xlink:show="embed" xlink:actuate="onLoad" draw:mime-type="image/png"/></draw:frame><draw:frame draw:style-name="fr1" draw:name="Image3" text:anchor-type="char" svg:x="0.854cm" svg:y="5.5cm" svg:width="14.369cm" svg:height="2.619cm" draw:z-index="2"><draw:image xlink:href="Pictures/100000010000021F000000634F42A1D8F67BAEB2.png" xlink:type="simple" xlink:show="embed" xlink:actuate="onLoad" draw:mime-type="image/png"/></draw:frame><draw:frame draw:style-name="fr1" draw:name="Image4" text:anchor-type="char" svg:x="0.854cm" svg:y="8.117cm" svg:width="14.104cm" svg:height="2.434cm" draw:z-index="3"><draw:image xlink:href="Pictures/10000001000002150000005CFC61EB370AEA2B76.png" xlink:type="simple" xlink:show="embed" xlink:actuate="onLoad" draw:mime-type="image/png"/></draw:frame><draw:frame draw:style-name="fr1" draw:name="Image5" text:anchor-type="char" svg:x="0.854cm" svg:y="10.55cm" svg:width="14.342cm" svg:height="2.566cm" draw:z-index="4"><draw:image xlink:href="Pictures/100000010000021E00000061ECA9382D48E3200D.png" xlink:type="simple" xlink:show="embed" xlink:actuate="onLoad" draw:mime-type="image/png"/></draw:frame><draw:frame draw:style-name="fr1" draw:name="Image6" text:anchor-type="char" svg:x="0.854cm" svg:y="13.115cm" svg:width="14.263cm" svg:height="2.514cm" draw:z-index="5"><draw:image xlink:href="Pictures/100000010000021B0000005FB750FEC854364268.png" xlink:type="simple" xlink:show="embed" xlink:actuate="onLoad" draw:mime-type="image/png"/></draw:frame><draw:frame draw:style-name="fr1" draw:name="Image7" text:anchor-type="char" svg:x="0.854cm" svg:y="15.626cm" svg:width="14.104cm" svg:height="2.434cm" draw:z-index="6"><draw:image xlink:href="Pictures/10000001000002150000005CFAE15D0C0D8CD0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21:14:15.784000000</meta:creation-date>
    <dc:date>2024-01-07T21:21:02.027000000</dc:date>
    <meta:editing-duration>PT6M47S</meta:editing-duration>
    <meta:editing-cycles>1</meta:editing-cycles>
    <meta:document-statistic meta:table-count="0" meta:image-count="7" meta:object-count="0" meta:page-count="1" meta:paragraph-count="1" meta:word-count="7" meta:character-count="63" meta:non-whitespace-character-count="57"/>
    <meta:generator>LibreOffice/7.6.0.3$Windows_X86_64 LibreOffice_project/69edd8b8ebc41d00b4de3915dc82f8f0fc3b6265</meta:generator>
  </office:meta>
</office:document-meta>
</file>